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5D17AE0A651FA0A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ackground" xlink:href="Pictures/1000020100000780000004385D17AE0A651FA0A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03:28:31.041073596</meta:creation-date>
    <dc:date>2021-11-04T03:30:44.517613728</dc:date>
    <meta:editing-duration>PT2M13S</meta:editing-duration>
    <meta:editing-cycles>1</meta:editing-cycles>
    <meta:document-statistic meta:object-count="0"/>
    <meta:generator>LibreOffice/6.4.7.2$Linux_X86_64 LibreOffice_project/40$Build-2</meta:generator>
  </office:meta>
</office:document-meta>
</file>